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0.199cm" fo:min-width="0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0cm" fo:wrap-option="wrap"/>
    </style:style>
    <style:style style:name="gr4" style:family="graphic" style:parent-style-name="standard">
      <style:graphic-properties svg:stroke-color="#ffff00" draw:fill="none" draw:textarea-horizontal-align="justify" draw:textarea-vertical-align="middle" draw:auto-grow-height="false" fo:min-height="1.44cm" fo:min-width="1.296cm" fo:wrap-option="wrap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cm" fo:wrap-option="wrap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00" loext:opacity="100%"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729fcf" loext:opacity="100%" fo:font-weight="bold" style:font-weight-asian="bold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hemistry</text:span><text:span text:style-name="T2">-</text:span><text:span text:style-name="T3">Pyt</text:span><text:span text:style-name="T4">hon </text:span><text:span text:style-name="T5">I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2">This course has 5 modules:</text:p>
            <text:p text:style-name="P2"/>
            <text:list text:style-name="L1">
              <text:list-item>
                <text:p text:style-name="P2"><text:span text:style-name="T6">Preparation of work environment</text:span></text:p>
              </text:list-item>
              <text:list-item>
                <text:p text:style-name="P2"><text:span text:style-name="T6">Basic </text:span>Python’s concept</text:p>
              </text:list-item>
              <text:list-item>
                <text:p text:style-name="P3"><text:span text:style-name="T6">Improve your skill to solve </text:span>Chemistry’s problems with Python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Mo</text:span><text:span text:style-name="T3">du</text:span><text:span text:style-name="T4">le</text:span><text:span text:style-name="T2"> </text:span><text:span text:style-name="T5">0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2">Work Environment</text:span></text:p>
            <text:p><text:span text:style-name="T2"/></text:p>
            <text:list text:style-name="L2">
              <text:list-item>
                <text:p><text:span text:style-name="T2"><text:s/></text:span><text:span text:style-name="T7">Install </text:span><text:span text:style-name="T3">Pyt</text:span><text:span text:style-name="T4">hon</text:span><text:span text:style-name="T7"> 3 and </text:span><text:span text:style-name="T8">VsCode</text:span></text:p>
              </text:list-item>
              <text:list-item>
                <text:p><text:span text:style-name="T7"><text:s/></text:span><text:span text:style-name="T8">VsCode</text:span><text:span text:style-name="T7"> Configuration and creation a virtual </text:span><text:span text:style-name="T7">environment</text:span></text:p>
              </text:list-item>
              <text:list-item>
                <text:p><text:span text:style-name="T7">Jupyter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Mo</text:span><text:span text:style-name="T3">du</text:span><text:span text:style-name="T4">le</text:span><text:span text:style-name="T2"> </text:span><text:span text:style-name="T5">1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Pyt</text:span><text:span text:style-name="T4">hon</text:span>’s data type, binary operations, loops and conditionals</text:p>
              </text:list-item>
              <text:list-item>
                <text:p text:style-name="P7">Import modules and work with external files</text:p>
              </text:list-item>
              <text:list-item>
                <text:p text:style-name="P7">Sequential form programming</text:p>
              </text:list-item>
              <text:list-item>
                <text:p text:style-name="P7">Solution of several <text:span text:style-name="T1">Basic Chemists’</text:span> problems with <text:span text:style-name="T3">Pyt</text:span><text:span text:style-name="T4">h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Mo</text:span><text:span text:style-name="T3">du</text:span><text:span text:style-name="T4">le</text:span><text:span text:style-name="T2"> </text:span><text:span text:style-name="T5">2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6">Work with </text:span><text:span text:style-name="T3">Pyt</text:span><text:span text:style-name="T4">hon</text:span>’s specialized external module to solve <text:span text:style-name="T1">Basic Chemists’</text:span> problems:</text:p>
            <text:list text:style-name="L2">
              <text:list-item>
                <text:list>
                  <text:list-item>
                    <text:p><text:span text:style-name="T2">NumPy</text:span></text:p>
                  </text:list-item>
                  <text:list-item>
                    <text:p><text:span text:style-name="T2">SciPy</text:span></text:p>
                  </text:list-item>
                  <text:list-item>
                    <text:p><text:span text:style-name="T2">Sympy</text:span></text:p>
                  </text:list-item>
                  <text:list-item>
                    <text:p><text:span text:style-name="T2">RDKit</text:span></text:p>
                  </text:list-item>
                  <text:list-item>
                    <text:p><text:span text:style-name="T2">ChemPy</text:span>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0.635cm" svg:height="0.635cm" svg:x="17.81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35cm" svg:height="0.635cm" svg:x="17.14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2.54cm" svg:height="2.388cm" svg:x="16.51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2cm" svg:height="0.2cm" svg:x="17.145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Mo</text:span><text:span text:style-name="T3">du</text:span><text:span text:style-name="T4">le</text:span><text:span text:style-name="T2"> </text:span><text:span text:style-name="T5">3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yt</text:span><text:span text:style-name="T4">hon</text:span>’s concept about class and object. Methods and properties.</text:p>
              </text:list-item>
              <text:list-item>
                <text:p>Object Oriented Programming – <text:span text:style-name="T2">OOP</text:span></text:p>
              </text:list-item>
              <text:list-item>
                <text:p>Reformulation of <text:span text:style-name="T1">Basic Chemists’</text:span> problems with <text:span text:style-name="T2">OO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Mo</text:span><text:span text:style-name="T3">du</text:span><text:span text:style-name="T4">le</text:span><text:span text:style-name="T2"> </text:span><text:span text:style-name="T5">4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Chemistry</text:span><text:span text:style-name="T2">-</text:span><text:span text:style-name="T3">Pyt</text:span><text:span text:style-name="T4">hon </text:span><text:span text:style-name="T5">Jobs </text:span><text:span text:style-name="T9">(2024)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line-distance="0.53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8T16:08:43.804058494</meta:creation-date>
    <dc:date>2024-02-12T12:19:37.481637598</dc:date>
    <meta:editing-duration>PT16M35S</meta:editing-duration>
    <meta:editing-cycles>9</meta:editing-cycles>
    <meta:generator>LibreOffice/7.3.7.2$Linux_X86_64 LibreOffice_project/30$Build-2</meta:generator>
    <meta:document-statistic meta:object-count="53"/>
  </office:meta>
</office:document-meta>
</file>